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AS CARTAS AS SETE IGREJAS</text:p>
      <text:p text:style-name="Date">2017-07-21T17:00:00+09:00</text:p>
      <text:p text:style-name="Text_20_body">(Traduzido de Concise Bible Dictionary - G.A.Morrish, E.L.Bevir, J.N.Darby e J.A.Trench)</text:p>
      <text:h text:style-name="Heading_20_1" text:outline-level="1">AS CARTAS ÀS 7 IGREJAS</text:h>
      <text:p text:style-name="First_20_paragraph"><text:a xlink:type="simple" xlink:href="http://bibliaonline.com.br/acf/ap/2" office:name=""><text:span text:style-name="Definition">Apocalipse 2</text:span></text:a> e <text:a xlink:type="simple" xlink:href="http://bibliaonline.com.br/acf/ap/3" office:name=""><text:span text:style-name="Definition">3</text:span></text:a></text:p>
      <text:p text:style-name="Text_20_body">​1. ÉFESO - Quando observamos as várias citações a respeito desta igreja, verificamos que houve um declínio gradual: <text:a xlink:type="simple" xlink:href="http://bibliaonline.com.br/acf/atos/20/29-30" office:name=""><text:span text:style-name="Definition">Atos 20:29-30</text:span></text:a>; <text:a xlink:type="simple" xlink:href="http://bibliaonline.com.br/acf/1co/15/32" office:name=""><text:span text:style-name="Definition">1 Coríntios 15:32</text:span></text:a>; <text:a xlink:type="simple" xlink:href="http://bibliaonline.com.br/acf/1tm/1/3" office:name=""><text:span text:style-name="Definition">1 Timóteo 1:3</text:span></text:a>; <text:a xlink:type="simple" xlink:href="http://bibliaonline.com.br/acf/2tm/1/15" office:name=""><text:span text:style-name="Definition">2 Timóteo 1:15</text:span></text:a>. A característica apontada por Cristo é que ela havia deixado o seu primeiro amor. A perda da sua motivação e do poder de devoção e serviço caracterizam a primeira decadência da igreja, e embora talvez ninguém tivesse observado, isso foi notado pelo Senhor. Ele fala disso como sendo uma queda, e pede que haja arrependimento, caso contrário iria remover o seu castiçal (símbolo de testemunho). Do ponto de vista histórico, Éfeso representa a igreja depois da partida de seu prudente construtor (Paulo, conforme <text:a xlink:type="simple" xlink:href="http://bibliaonline.com.br/acf/1co/3/10" office:name=""><text:span text:style-name="Definition">1 Coríntios 3:10</text:span></text:a>).</text:p>
      <text:p text:style-name="Text_20_body">​2. ESMIRNA - Nada é falado no sentido de uma desaprovação; a igreja está numa época de perseguição e é encorajada por Cristo. A perseguição pode ser usada para tornar manifesto o que é verdadeiro, elevar a alma mais perto do Senhor. Os santos eram exortados a permanecer fiéis até a morte, pois Cristo lhes daria a coroa da vida. Historicamente, esta igreja representa o período de perseguição que aconteceu sob o reinado de Nero. Os "dez dias" do <text:a xlink:type="simple" xlink:href="http://bibliaonline.com.br/acf/ap/2/10" office:name=""><text:span text:style-name="Definition">versículo 10</text:span></text:a> podem representar dez diferentes perseguições, ou se referirem aos dez anos que durou a perseguição feita pelo imperador Diocleciano. De qualquer forma, um tempo determinado de perseguição demonstrava que ela teria um fim.</text:p>
      <text:p text:style-name="Text_20_body">​3. PÉRGAMO - Encontramos aqui indicações claras de que o mal estava sendo permitido. Primeiro por se permitir aqueles que seguiam a doutrina de Balaão, que a levara a um comércio corrupto com o mundo; também haviam aqueles que seguiam a doutrina dos Nicolaítas, a qual o Senhor aborrecia.</text:p>
      <text:p text:style-name="Text_20_body">Historicamente esta igreja provavelmente representa o período quando o Cristianismo foi adotado pelos poderes deste mundo ("onde está o trono de Satanás"), o que levou milhares de pessoas a se tornarem nominalmente "cristãs", trazendo para o cristianismo elementos pagãos. Satanás alterou sua forma de agir e, a partir de então, os perigos foram diferentes. Mas o Senhor buscava por aqueles que haveriam de vencer.</text:p>
      <text:p text:style-name="Text_20_body">​4. TIATIRA - O mal permitido nesta igreja era sistemático e controlava as pessoas, como é indicado pelo nome da mulher, Jezabel, que se denominava a si mesma "profetiza". O resultado disso foi fornicação moral e idolatria, além do que o sistema produzia "filhos". A atitude do Senhor é severa: Seus "olhos como chama de fogo e os pés semelhantes ao latão reluzente". Um "restante" ou remanescente é notado naquela igreja e a maneira como o Senhor se dirige a eles ("quem tem ouvidos ouça") ocorre, daqui para a frente, sempre depois da promessa ao que vencer, indicando que a partir de então era de se esperar que apenas aqueles que vencessem iriam ter ouvidos para ouvir o que o Espírito diz às igrejas. É dado ainda, na promessa feita ao vencedor, um vislumbre do reino. Historicamente, Tiatira representa aquela fase da história da igreja na qual a influência de Roma juntamente com sua tirania, mundanismo e corrupção, tornou-se predominante. Não é difícil de identificarmos Jezabel com a grande meretriz dos <text:a xlink:type="simple" xlink:href="http://bibliaonline.com.br/acf/ap/17" office:name=""><text:span text:style-name="Definition">capítulos 17</text:span></text:a> a <text:a xlink:type="simple" xlink:href="http://bibliaonline.com.br/acf/ap/18" office:name=""><text:span text:style-name="Definition">18</text:span></text:a> deste mesmo livro.</text:p>
      <text:p text:style-name="Text_20_body">​5. SARDO - Uma sentença bastante clara mostra o caráter desta igreja: "tens nome de que vives e estás morto". Tratava-se de um nome que deveria trazer vida, mas em Sardo estava mortificada com morte espiritual. Houve uma fuga das corrupções de Roma, mas a verdade em seu poder purificador estava perdida. No entanto existiam algumas pessoas que não contaminaram seus vestidos. A vinda do Senhor "como um ladrão" nos faz lembrar do caráter de Sua vinda para o mundo conforme encontramos em <text:a xlink:type="simple" xlink:href="http://bibliaonline.com.br/acf/1ts/5/2" office:name=""><text:span text:style-name="Definition">1 Tessalonicenses 5:2</text:span></text:a>. Historicamente Sardo representa o Protestantismo, após este haver perdido seu poder espiritual e se tornado mundano e político.</text:p>
      <text:p text:style-name="Text_20_body">​6. FILADÉLFIA - Nenhum mal é apontado nesta igreja. Cristo Se apresenta como "o que é santo, o que é verdadeiro", e como tendo a chave administrativa; e diz ainda, "tendo pouca força, guardaste a Minha palavra, e não negaste o Meu nome"... "como guardaste a palavra da Minha paciência". Para eles, somente o Senhor tem um lugar de proeminência, e a igreja é guardada da hora de tribulação que vem sobre toda a Terra. Pode-se dizer que o desenvolvimento histórico da igreja termina em Tiatira e que Filadélfia representa fidelidade unicamente ao Senhor nos últimos dias da história da igreja; fidelidade esta demonstrada por aqueles que estão buscando permanecer moralmente na verdade da igreja.</text:p>
      <text:p text:style-name="Text_20_body">​7. LAODICÉIA - Esta igreja não é caracterizada por algum mal específico nem por alguma prática ou doutrina, mas pelo orgulho de suas possessões e pela sua auto-suficiência, acompanhada de indiferença a Cristo. Enquanto se vangloria de ser rica e não precisar de coisa alguma, na verdade ela é desgraçada, miserável, pobre, cega e nua. O homem, em sua vontade própria é sua principal característica e Cristo não é levado em conta. Aqui é representada a arrogância do racionalismo e da alta crítica nos últimos dias da igreja sobre a Terra: Cristo está do lado de fora mas continua chamando, batendo à porta para que Lhe seja permitido entrar no coração individual.</text:p>
      <text:p text:style-name="Text_20_body">(Traduzido de Concise Bible Dictionary - G.A.Morrish, E.L.Bevir, J.N.Darby e J.A.Tren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 CARTAS AS SETE IGREJAS</dc:title>
  </office:meta>
</office:document-meta>
</file>